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63cm"/>
    </style:style>
    <style:style style:name="co4" style:family="table-column">
      <style:table-column-properties fo:break-before="auto" style:column-width="1.36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8.901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007cm"/>
    </style:style>
    <style:style style:name="co10" style:family="table-column">
      <style:table-column-properties fo:break-before="auto" style:column-width="2.198cm"/>
    </style:style>
    <style:style style:name="co11" style:family="table-column">
      <style:table-column-properties fo:break-before="auto" style:column-width="2.94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0.72cm"/>
    </style:style>
    <style:style style:name="co15" style:family="table-column">
      <style:table-column-properties fo:break-before="auto" style:column-width="1.672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16.768cm"/>
    </style:style>
    <style:style style:name="co18" style:family="table-column">
      <style:table-column-properties fo:break-before="auto" style:column-width="1.517cm"/>
    </style:style>
    <style:style style:name="co19" style:family="table-column">
      <style:table-column-properties fo:break-before="auto" style:column-width="0.83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5.755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9" style:family="table-cell" style:parent-style-name="Default" style:data-style-name="N117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0" style:family="table-cell" style:parent-style-name="Default" style:data-style-name="N117">
      <style:table-cell-properties fo:background-color="#dddddd"/>
    </style:style>
    <style:style style:name="ce41" style:family="table-cell" style:parent-style-name="Default" style:data-style-name="N117"/>
    <style:style style:name="ce5" style:family="table-cell" style:parent-style-name="Default" style:data-style-name="N117">
      <style:table-cell-properties fo:background-color="#f6f9d4"/>
    </style:style>
    <style:style style:name="ce6" style:family="table-cell" style:parent-style-name="Default" style:data-style-name="N117">
      <style:table-cell-properties fo:background-color="#dee6ef"/>
    </style:style>
    <style:style style:name="ce7" style:family="table-cell" style:parent-style-name="Default" style:data-style-name="N117">
      <style:table-cell-properties fo:background-color="transparent"/>
    </style:style>
    <style:style style:name="ce8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3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21">
      <style:table-cell-properties fo:background-color="#f6f9d4"/>
    </style:style>
    <style:style style:name="ce14" style:family="table-cell" style:parent-style-name="Default" style:data-style-name="N121">
      <style:table-cell-properties fo:background-color="#dee6ef"/>
    </style:style>
    <style:style style:name="ce15" style:family="table-cell" style:parent-style-name="Default" style:data-style-name="N121">
      <style:table-cell-properties fo:background-color="transparent"/>
    </style:style>
    <style:style style:name="ce44" style:family="table-cell" style:parent-style-name="Default" style:data-style-name="N121">
      <style:table-cell-properties fo:background-color="#3465a4" style:text-align-source="fix" style:repeat-content="false" fo:wrap-option="wrap"/>
      <style:paragraph-properties fo:text-align="center" fo:margin-left="0cm"/>
      <style:text-properties fo:color="#ffffff"/>
    </style:style>
    <style:style style:name="ce45" style:family="table-cell" style:parent-style-name="Default" style:data-style-name="N121">
      <style:table-cell-properties fo:background-color="#dddddd"/>
    </style:style>
    <style:style style:name="ce46" style:family="table-cell" style:parent-style-name="Default" style:data-style-name="N121"/>
    <style:style style:name="ce47" style:family="table-cell" style:parent-style-name="Default" style:data-style-name="N10">
      <style:table-cell-properties fo:background-color="#dddddd"/>
    </style:style>
    <style:style style:name="ce48" style:family="table-cell" style:parent-style-name="Default" style:data-style-name="N119"/>
    <style:style style:name="ce29" style:family="table-cell" style:parent-style-name="Default" style:data-style-name="N119">
      <style:table-cell-properties fo:background-color="#f6f9d4"/>
    </style:style>
    <style:style style:name="ce30" style:family="table-cell" style:parent-style-name="Default" style:data-style-name="N119">
      <style:table-cell-properties fo:background-color="#dee6ef"/>
    </style:style>
    <style:style style:name="ce31" style:family="table-cell" style:parent-style-name="Default" style:data-style-name="N119">
      <style:table-cell-properties fo:background-color="transparent"/>
    </style:style>
    <style:style style:name="ce61" style:family="table-cell" style:parent-style-name="Default" style:data-style-name="N117">
      <style:table-cell-properties fo:background-color="#3465a4"/>
      <style:text-properties fo:color="#ffffff"/>
    </style:style>
    <style:style style:name="ce62" style:family="table-cell" style:parent-style-name="Default" style:data-style-name="N120">
      <style:table-cell-properties style:vertical-align="top"/>
    </style:style>
    <style:style style:name="ce63" style:family="table-cell" style:parent-style-name="Default">
      <style:table-cell-properties style:vertical-align="top"/>
    </style:style>
    <style:style style:name="ce64" style:family="table-cell" style:parent-style-name="Default" style:data-style-name="N117">
      <style:table-cell-properties style:vertical-align="top"/>
    </style:style>
    <style:style style:name="ce65" style:family="table-cell" style:parent-style-name="Default">
      <style:table-cell-properties fo:background-color="#3465a4"/>
      <style:text-properties fo:color="#ffffff"/>
    </style:style>
    <style:style style:name="ce66" style:family="table-cell" style:parent-style-name="Default">
      <style:table-cell-properties fo:background-color="#3465a4" fo:wrap-option="wrap"/>
      <style:text-properties fo:color="#ffffff" fo:hyphenate="true"/>
    </style:style>
    <style:style style:name="ce67" style:family="table-cell" style:parent-style-name="Default">
      <style:table-cell-properties fo:wrap-option="wrap" style:vertical-align="top"/>
      <style:text-properties fo:hyphenate="true"/>
    </style:style>
    <style:style style:name="ce68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Functionality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4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D</text:p>
          </table:table-cell>
          <table:table-cell table:style-name="ce39" office:value-type="string" calcext:value-type="string">
            <text:p>SS</text:p>
          </table:table-cell>
          <table:table-cell table:style-name="ce42" office:value-type="string" calcext:value-type="string">
            <text:p>Section</text:p>
          </table:table-cell>
          <table:table-cell table:style-name="ce42" office:value-type="string" calcext:value-type="string">
            <text:p>Details</text:p>
          </table:table-cell>
          <table:table-cell table:style-name="ce42" office:value-type="string" calcext:value-type="string">
            <text:p>Sub-Details</text:p>
          </table:table-cell>
          <table:table-cell table:style-name="ce42" office:value-type="string" calcext:value-type="string">
            <text:p>Player</text:p>
          </table:table-cell>
          <table:table-cell table:style-name="ce42" office:value-type="string" calcext:value-type="string">
            <text:p>Message Input</text:p>
          </table:table-cell>
          <table:table-cell table:style-name="ce44" office:value-type="string" calcext:value-type="string">
            <text:p>Message Output</text:p>
          </table:table-cell>
          <table:table-cell table:style-name="ce42" office:value-type="string" calcext:value-type="string">
            <text:p>Function Points</text:p>
          </table:table-cell>
          <table:table-cell table:style-name="ce42" office:value-type="string" calcext:value-type="string">
            <text:p>Dev Status</text:p>
          </table:table-cell>
          <table:table-cell table:style-name="ce42" office:value-type="string" calcext:value-type="string">
            <text:p>Test Status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table:style-name="ce40" office:value-type="float" office:value="0" calcext:value-type="float">
            <text:p>00</text:p>
          </table:table-cell>
          <table:table-cell table:style-name="ce40" table:number-columns-repeated="2"/>
          <table:table-cell table:style-name="ce43" office:value-type="string" calcext:value-type="string">
            <text:p>General</text:p>
          </table:table-cell>
          <table:table-cell table:style-name="ce43" table:number-columns-repeated="4"/>
          <table:table-cell table:style-name="ce45"/>
          <table:table-cell table:style-name="ce43" table:formula="of:=COUNT([.K3:.K12])" office:value-type="float" office:value="4" calcext:value-type="float">
            <text:p>4</text:p>
          </table:table-cell>
          <table:table-cell table:style-name="ce47" table:formula="of:=AVERAGE([.K3:.K12])" office:value-type="percentage" office:value="1" calcext:value-type="percentage">
            <text:p>100%</text:p>
          </table:table-cell>
          <table:table-cell table:style-name="ce47" table:formula="of:=COUNTIF([.$L3:.$L12]; &quot;Yes&quot;)/[.$J2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Settings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1" calcext:value-type="float">
              <text:p>01</text:p>
            </table:table-cell>
            <table:table-cell table:number-columns-repeated="3"/>
            <table:table-cell office:value-type="string" calcext:value-type="string">
              <text:p>Dark Mode Enable/Disable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About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2" calcext:value-type="float">
              <text:p>02</text:p>
            </table:table-cell>
            <table:table-cell table:number-columns-repeated="3"/>
            <table:table-cell office:value-type="string" calcext:value-type="string">
              <text:p>About Text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Home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3" calcext:value-type="float">
              <text:p>03</text:p>
            </table:table-cell>
            <table:table-cell table:number-columns-repeated="3"/>
            <table:table-cell office:value-type="string" calcext:value-type="string">
              <text:p>Home Screen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Display Name does show up when first updated. </text:p>
            </table:table-cell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tyle 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4" calcext:value-type="float">
              <text:p>04</text:p>
            </table:table-cell>
            <table:table-cell table:number-columns-repeated="3"/>
            <table:table-cell office:value-type="string" calcext:value-type="string">
              <text:p>Develop Style </text:p>
            </table:table-cell>
            <table:table-cell table:number-columns-repeated="3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/>
            <table:table-cell office:value-type="string" calcext:value-type="string">
              <text:p>Simple to start, Improve in Rel 2</text:p>
            </table:table-cell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Updates</text:p>
            </table:table-cell>
            <table:table-cell table:number-columns-repeated="5"/>
            <table:table-cell table:style-name="ce48"/>
            <table:table-cell table:number-columns-repeated="2"/>
          </table:table-row>
          <table:table-row table:style-name="ro2">
            <table:table-cell table:formula="of:=[.$A$2]" office:value-type="float" office:value="0" calcext:value-type="float">
              <text:p>00</text:p>
            </table:table-cell>
            <table:table-cell office:value-type="float" office:value="5" calcext:value-type="float">
              <text:p>05</text:p>
            </table:table-cell>
            <table:table-cell table:number-columns-repeated="3"/>
            <table:table-cell office:value-type="string" calcext:value-type="string">
              <text:p>Community Count Refresh</text:p>
            </table:table-cell>
            <table:table-cell table:number-columns-repeated="3"/>
            <table:table-cell office:value-type="string" calcext:value-type="string">
              <text:p>Med</text:p>
            </table:table-cell>
            <table:table-cell table:style-name="ce48"/>
            <table:table-cell table:number-columns-repeated="2"/>
          </table:table-row>
        </table:table-row-group>
        <table:table-row table:style-name="ro2">
          <table:table-cell table:style-name="ce40" office:value-type="float" office:value="1" calcext:value-type="float">
            <text:p>01</text:p>
          </table:table-cell>
          <table:table-cell table:style-name="ce40" table:number-columns-repeated="2"/>
          <table:table-cell table:style-name="ce43" office:value-type="string" calcext:value-type="string">
            <text:p>User </text:p>
          </table:table-cell>
          <table:table-cell table:style-name="ce43" table:number-columns-repeated="4"/>
          <table:table-cell table:style-name="ce45"/>
          <table:table-cell table:style-name="ce43" table:formula="of:=COUNT([.K14:.K18])" office:value-type="float" office:value="4" calcext:value-type="float">
            <text:p>4</text:p>
          </table:table-cell>
          <table:table-cell table:style-name="ce47" table:formula="of:=AVERAGE([.K14:.K18])" office:value-type="percentage" office:value="1" calcext:value-type="percentage">
            <text:p>100%</text:p>
          </table:table-cell>
          <table:table-cell table:style-name="ce47" table:formula="of:=COUNTIF([.$L14:.$L18]; &quot;Yes&quot;)/[.$J13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1" calcext:value-type="float">
              <text:p>01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Register Player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2" calcext:value-type="float">
              <text:p>02</text:p>
            </table:table-cell>
            <table:table-cell/>
            <table:table-cell office:value-type="string" calcext:value-type="string">
              <text:p><text:s text:c="2"/></text:p>
            </table:table-cell>
            <table:table-cell office:value-type="string" calcext:value-type="string">
              <text:p>Update Profile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Unregister Player</text:p>
            </table:table-cell>
            <table:table-cell table:number-columns-repeated="4"/>
            <table:table-cell office:value-type="string" calcext:value-type="string">
              <text:p>Med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Sign In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3]" office:value-type="float" office:value="1" calcext:value-type="float">
              <text:p>01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Sign Out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2" calcext:value-type="float">
            <text:p>02</text:p>
          </table:table-cell>
          <table:table-cell table:style-name="ce40" table:number-columns-repeated="2"/>
          <table:table-cell table:style-name="ce43" office:value-type="string" calcext:value-type="string">
            <text:p>Community </text:p>
          </table:table-cell>
          <table:table-cell table:style-name="ce43" table:number-columns-repeated="4"/>
          <table:table-cell table:style-name="ce45"/>
          <table:table-cell table:style-name="ce43" table:formula="of:=COUNT([.K20:.K22])" office:value-type="float" office:value="3" calcext:value-type="float">
            <text:p>3</text:p>
          </table:table-cell>
          <table:table-cell table:style-name="ce47" table:formula="of:=AVERAGE([.K20:.K22])" office:value-type="percentage" office:value="1" calcext:value-type="percentage">
            <text:p>100%</text:p>
          </table:table-cell>
          <table:table-cell table:style-name="ce47" table:formula="of:=COUNTIF([.$L20:.$L22]; &quot;Yes&quot;)/[.$J19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</text:p>
            </table:table-cell>
            <table:table-cell/>
            <table:table-cell office:value-type="string" calcext:value-type="string">
              <text:p>Owner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Community</text:p>
            </table:table-cell>
            <table:table-cell/>
            <table:table-cell office:value-type="string" calcext:value-type="string">
              <text:p>Owner</text:p>
            </table:table-cell>
            <table:table-cell table:number-columns-repeated="2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19]" office:value-type="float" office:value="2" calcext:value-type="float">
              <text:p>02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</text:p>
            </table:table-cell>
            <table:table-cell/>
            <table:table-cell office:value-type="string" calcext:value-type="string">
              <text:p>Owner</text:p>
            </table:table-cell>
            <table:table-cell table:number-columns-repeated="2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3" calcext:value-type="float">
            <text:p>03</text:p>
          </table:table-cell>
          <table:table-cell table:style-name="ce40" table:number-columns-repeated="2"/>
          <table:table-cell table:style-name="ce43" office:value-type="string" calcext:value-type="string">
            <text:p>Members</text:p>
          </table:table-cell>
          <table:table-cell table:style-name="ce43" table:number-columns-repeated="4"/>
          <table:table-cell table:style-name="ce45"/>
          <table:table-cell table:style-name="ce43" table:formula="of:=COUNT([.K24:.K26])" office:value-type="float" office:value="3" calcext:value-type="float">
            <text:p>3</text:p>
          </table:table-cell>
          <table:table-cell table:style-name="ce47" table:formula="of:=AVERAGE([.K24:.K26])" office:value-type="percentage" office:value="1" calcext:value-type="percentage">
            <text:p>100%</text:p>
          </table:table-cell>
          <table:table-cell table:style-name="ce47" table:formula="of:=COUNTIF([.$L24:.$L26]; &quot;Yes&quot;)/[.$J23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Member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10" calcext:value-type="float">
              <text:p>20010</text:p>
            </table:table-cell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Update Member (Credits) 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20" calcext:value-type="float">
              <text:p>20020</text:p>
            </table:table-cell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23]" office:value-type="float" office:value="3" calcext:value-type="float">
              <text:p>03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Member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30" calcext:value-type="float">
              <text:p>2003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4" calcext:value-type="float">
            <text:p>04</text:p>
          </table:table-cell>
          <table:table-cell table:style-name="ce40" table:number-columns-repeated="2"/>
          <table:table-cell table:style-name="ce43" office:value-type="string" calcext:value-type="string">
            <text:p>Series</text:p>
          </table:table-cell>
          <table:table-cell table:style-name="ce43" table:number-columns-repeated="4"/>
          <table:table-cell table:style-name="ce45"/>
          <table:table-cell table:style-name="ce43" table:formula="of:=COUNT([.K28:.K30])" office:value-type="float" office:value="3" calcext:value-type="float">
            <text:p>3</text:p>
          </table:table-cell>
          <table:table-cell table:style-name="ce47" table:formula="of:=AVERAGE([.K28:.K30])" office:value-type="percentage" office:value="1" calcext:value-type="percentage">
            <text:p>100%</text:p>
          </table:table-cell>
          <table:table-cell table:style-name="ce47" table:formula="of:=COUNTIF([.$L28:.$L30]; &quot;Yes&quot;)/[.$J27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Seri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Series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27]" office:value-type="float" office:value="4" calcext:value-type="float">
              <text:p>04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Seri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5" calcext:value-type="float">
            <text:p>05</text:p>
          </table:table-cell>
          <table:table-cell table:style-name="ce40" table:number-columns-repeated="2"/>
          <table:table-cell table:style-name="ce43" office:value-type="string" calcext:value-type="string">
            <text:p>Access</text:p>
          </table:table-cell>
          <table:table-cell table:style-name="ce43" table:number-columns-repeated="4"/>
          <table:table-cell table:style-name="ce45"/>
          <table:table-cell table:style-name="ce43" table:formula="of:=COUNT([.K32:.K33])" office:value-type="float" office:value="2" calcext:value-type="float">
            <text:p>2</text:p>
          </table:table-cell>
          <table:table-cell table:style-name="ce47" table:formula="of:=AVERAGE([.K32:.K33])" office:value-type="percentage" office:value="1" calcext:value-type="percentage">
            <text:p>100%</text:p>
          </table:table-cell>
          <table:table-cell table:style-name="ce47" table:formula="of:=COUNTIF([.$L32:.$L33]; &quot;Yes&quot;)/[.$J31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A31]" office:value-type="float" office:value="5" calcext:value-type="float">
              <text:p>05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Community Access to Seri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2]" office:value-type="float" office:value="5" calcext:value-type="float">
              <text:p>05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Community Access from Series</text:p>
            </table:table-cell>
            <table:table-cell table:number-columns-repeated="4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6" calcext:value-type="float">
            <text:p>06</text:p>
          </table:table-cell>
          <table:table-cell table:style-name="ce40" table:number-columns-repeated="2"/>
          <table:table-cell table:style-name="ce43" office:value-type="string" calcext:value-type="string">
            <text:p>Games</text:p>
          </table:table-cell>
          <table:table-cell table:style-name="ce43" table:number-columns-repeated="4"/>
          <table:table-cell table:style-name="ce45"/>
          <table:table-cell table:style-name="ce43" table:formula="of:=COUNT([.K35:.K39])" office:value-type="float" office:value="5" calcext:value-type="float">
            <text:p>5</text:p>
          </table:table-cell>
          <table:table-cell table:style-name="ce47" table:formula="of:=AVERAGE([.K35:.K39])" office:value-type="percentage" office:value="1" calcext:value-type="percentage">
            <text:p>100%</text:p>
          </table:table-cell>
          <table:table-cell table:style-name="ce47" table:formula="of:=COUNTIF([.$L35:.$L39]; &quot;Yes&quot;)/[.$J34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A34]" office:value-type="float" office:value="6" calcext:value-type="float">
              <text:p>06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Game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5]" office:value-type="float" office:value="6" calcext:value-type="float">
              <text:p>06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Edit Game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6]" office:value-type="float" office:value="6" calcext:value-type="float">
              <text:p>06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Delete Game</text:p>
            </table:table-cell>
            <table:table-cell table:number-columns-repeated="4"/>
            <table:table-cell office:value-type="string" calcext:value-type="string">
              <text:p>Med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7]" office:value-type="float" office:value="6" calcext:value-type="float">
              <text:p>06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View Games (Series→Games)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8]" office:value-type="float" office:value="6" calcext:value-type="float">
              <text:p>06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View Games (Membership→Games)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A39]" office:value-type="float" office:value="6" calcext:value-type="float">
              <text:p>06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Assign Square (Owner)</text:p>
            </table:table-cell>
            <table:table-cell/>
            <table:table-cell office:value-type="string" calcext:value-type="string">
              <text:p>Owner</text:p>
            </table:table-cell>
            <table:table-cell/>
            <table:table-cell office:value-type="float" office:value="20040" calcext:value-type="float">
              <text:p>2004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A40]" office:value-type="float" office:value="6" calcext:value-type="float">
              <text:p>06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Request Square (Player)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40" calcext:value-type="float">
              <text:p>0004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7" calcext:value-type="float">
            <text:p>07</text:p>
          </table:table-cell>
          <table:table-cell table:style-name="ce40" table:number-columns-repeated="2"/>
          <table:table-cell table:style-name="ce43" office:value-type="string" calcext:value-type="string">
            <text:p>Memberships</text:p>
          </table:table-cell>
          <table:table-cell table:style-name="ce43" table:number-columns-repeated="4"/>
          <table:table-cell table:style-name="ce45"/>
          <table:table-cell table:style-name="ce43" table:formula="of:=COUNT([.K43:.K45])" office:value-type="float" office:value="3" calcext:value-type="float">
            <text:p>3</text:p>
          </table:table-cell>
          <table:table-cell table:style-name="ce47" table:formula="of:=AVERAGE([.K43:.K45])" office:value-type="percentage" office:value="1" calcext:value-type="percentage">
            <text:p>100%</text:p>
          </table:table-cell>
          <table:table-cell table:style-name="ce47" table:formula="of:=COUNTIF([.$L43:.$L45]; &quot;Yes&quot;)/[.$J42]" office:value-type="percentage" office:value="1" calcext:value-type="percentage">
            <text:p>100%</text:p>
          </table:table-cell>
          <table:table-cell/>
        </table:table-row>
        <table:table-row-group>
          <table:table-row table:style-name="ro2">
            <table:table-cell table:formula="of:=[.$A$42]" office:value-type="float" office:value="7" calcext:value-type="float">
              <text:p>07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Add to Community Request 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10" calcext:value-type="float">
              <text:p>0001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2]" office:value-type="float" office:value="7" calcext:value-type="float">
              <text:p>07</text:p>
            </table:table-cell>
            <table:table-cell table:formula="of:=[.B43]+1"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Update Membership Credits Request 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20" calcext:value-type="float">
              <text:p>0002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  <table:table-row table:style-name="ro2">
            <table:table-cell table:formula="of:=[.$A$42]" office:value-type="float" office:value="7" calcext:value-type="float">
              <text:p>07</text:p>
            </table:table-cell>
            <table:table-cell table:formula="of:=[.B44]+1"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Remove from Community Request</text:p>
            </table:table-cell>
            <table:table-cell/>
            <table:table-cell office:value-type="string" calcext:value-type="string">
              <text:p>Player</text:p>
            </table:table-cell>
            <table:table-cell/>
            <table:table-cell office:value-type="float" office:value="30" calcext:value-type="float">
              <text:p>00030</text:p>
            </table:table-cell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office:value-type="string" calcext:value-type="string">
              <text:p>Yes</text:p>
            </table:table-cell>
            <table:table-cell/>
          </table:table-row>
        </table:table-row-group>
        <table:table-row table:style-name="ro2">
          <table:table-cell table:style-name="ce40" office:value-type="float" office:value="8" calcext:value-type="float">
            <text:p>08</text:p>
          </table:table-cell>
          <table:table-cell table:style-name="ce40" table:number-columns-repeated="2"/>
          <table:table-cell table:style-name="ce43" office:value-type="string" calcext:value-type="string">
            <text:p>Boards</text:p>
          </table:table-cell>
          <table:table-cell table:style-name="ce43" table:number-columns-repeated="4"/>
          <table:table-cell table:style-name="ce45"/>
          <table:table-cell table:style-name="ce43" table:formula="of:=COUNT([.K47:.K54])" office:value-type="float" office:value="8" calcext:value-type="float">
            <text:p>8</text:p>
          </table:table-cell>
          <table:table-cell table:style-name="ce47" table:formula="of:=AVERAGE([.K47:.K54])" office:value-type="percentage" office:value="0.875" calcext:value-type="percentage">
            <text:p>88%</text:p>
          </table:table-cell>
          <table:table-cell table:style-name="ce47" table:formula="of:=COUNTIF([.$L47:.$L54]; &quot;Yes&quot;)/[.$J46]" office:value-type="percentage" office:value="0" calcext:value-type="percentage">
            <text:p>0%</text:p>
          </table:table-cell>
          <table:table-cell/>
        </table:table-row>
        <table:table-row-group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1" calcext:value-type="float">
              <text:p>01</text:p>
            </table:table-cell>
            <table:table-cell table:number-columns-repeated="2"/>
            <table:table-cell office:value-type="string" calcext:value-type="string">
              <text:p>View Board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2" calcext:value-type="float">
              <text:p>02</text:p>
            </table:table-cell>
            <table:table-cell table:number-columns-repeated="2"/>
            <table:table-cell office:value-type="string" calcext:value-type="string">
              <text:p>Set Scores for Columns and Rows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3" calcext:value-type="float">
              <text:p>03</text:p>
            </table:table-cell>
            <table:table-cell table:number-columns-repeated="2"/>
            <table:table-cell office:value-type="string" calcext:value-type="string">
              <text:p>Assign Square (Owner)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4" calcext:value-type="float">
              <text:p>04</text:p>
            </table:table-cell>
            <table:table-cell table:number-columns-repeated="2"/>
            <table:table-cell office:value-type="string" calcext:value-type="string">
              <text:p>Request Square (Player)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5" calcext:value-type="float">
              <text:p>05</text:p>
            </table:table-cell>
            <table:table-cell table:number-columns-repeated="2"/>
            <table:table-cell office:value-type="string" calcext:value-type="string">
              <text:p>Set Results by Quarter</text:p>
            </table:table-cell>
            <table:table-cell table:number-columns-repeated="3"/>
            <table:table-cell table:style-name="Default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6" calcext:value-type="float">
              <text:p>06</text:p>
            </table:table-cell>
            <table:table-cell table:number-columns-repeated="2"/>
            <table:table-cell office:value-type="string" calcext:value-type="string">
              <text:p>Set Splits by Quarter 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7" calcext:value-type="float">
              <text:p>07</text:p>
            </table:table-cell>
            <table:table-cell table:number-columns-repeated="2"/>
            <table:table-cell office:value-type="string" calcext:value-type="string">
              <text:p>Fill Remaining Square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1" calcext:value-type="float">
              <text:p>1.0</text:p>
            </table:table-cell>
            <table:table-cell table:number-columns-repeated="2"/>
          </table:table-row>
          <table:table-row table:style-name="ro2">
            <table:table-cell table:formula="of:=[.$A$46]" office:value-type="float" office:value="8" calcext:value-type="float">
              <text:p>08</text:p>
            </table:table-cell>
            <table:table-cell office:value-type="float" office:value="8" calcext:value-type="float">
              <text:p>08</text:p>
            </table:table-cell>
            <table:table-cell table:number-columns-repeated="2"/>
            <table:table-cell office:value-type="string" calcext:value-type="string">
              <text:p>Distribute Credits</text:p>
            </table:table-cell>
            <table:table-cell table:number-columns-repeated="4"/>
            <table:table-cell office:value-type="string" calcext:value-type="string">
              <text:p>High</text:p>
            </table:table-cell>
            <table:table-cell table:style-name="ce48" office:value-type="float" office:value="0" calcext:value-type="float">
              <text:p>0.0</text:p>
            </table:table-cell>
            <table:table-cell table:number-columns-repeated="2"/>
          </table:table-row>
        </table:table-row-group>
        <table:table-row table:style-name="ro2">
          <table:table-cell table:style-name="ce40" office:value-type="float" office:value="9" calcext:value-type="float">
            <text:p>09</text:p>
          </table:table-cell>
          <table:table-cell table:style-name="ce40" table:number-columns-repeated="2"/>
          <table:table-cell table:style-name="ce43" office:value-type="string" calcext:value-type="string">
            <text:p>Messages </text:p>
          </table:table-cell>
          <table:table-cell table:style-name="ce43" table:number-columns-repeated="4"/>
          <table:table-cell table:style-name="ce45"/>
          <table:table-cell table:style-name="ce43" table:formula="of:=COUNT([.K56:.K75])" office:value-type="float" office:value="20" calcext:value-type="float">
            <text:p>20</text:p>
          </table:table-cell>
          <table:table-cell table:style-name="ce47" table:formula="of:=AVERAGE([.K59:.K76])[.L56:.L75]" office:value-type="string" office:string-value="" calcext:value-type="error">
            <text:p>Err:509</text:p>
          </table:table-cell>
          <table:table-cell table:style-name="ce47" table:formula="of:=COUNTIF([.$L56:.$L76]; &quot;Yes&quot;)/[.$J55]" office:value-type="percentage" office:value="1" calcext:value-type="percentage">
            <text:p>100%</text:p>
          </table:table-cell>
          <table:table-cell/>
        </table:table-row>
        <table:table-row table:style-name="ro2">
          <table:table-cell table:style-name="ce5" table:formula="of:=[.$A$55]" office:value-type="float" office:value="9" calcext:value-type="float">
            <text:p>09</text:p>
          </table:table-cell>
          <table:table-cell table:style-name="ce5" office:value-type="float" office:value="1" calcext:value-type="float">
            <text:p>01</text:p>
          </table:table-cell>
          <table:table-cell table:style-name="ce5"/>
          <table:table-cell table:style-name="ce8"/>
          <table:table-cell table:style-name="ce8" office:value-type="string" calcext:value-type="string">
            <text:p>Acknowledge Community Membership Add</text:p>
          </table:table-cell>
          <table:table-cell table:style-name="ce8"/>
          <table:table-cell table:style-name="ce8" office:value-type="string" calcext:value-type="string">
            <text:p>Player</text:p>
          </table:table-cell>
          <table:table-cell table:style-name="ce13" office:value-type="float" office:value="20010" calcext:value-type="float">
            <text:p>20010</text:p>
          </table:table-cell>
          <table:table-cell table:style-name="ce13" office:value-type="float" office:value="30010" calcext:value-type="float">
            <text:p>30010</text:p>
          </table:table-cell>
          <table:table-cell table:style-name="ce8"/>
          <table:table-cell table:style-name="ce29" office:value-type="float" office:value="1" calcext:value-type="float">
            <text:p>1.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03.01</text:p>
          </table:table-cell>
        </table:table-row>
        <table:table-row table:style-name="ro2">
          <table:table-cell table:style-name="ce5" table:formula="of:=[.$A$55]" office:value-type="float" office:value="9" calcext:value-type="float">
            <text:p>09</text:p>
          </table:table-cell>
          <table:table-cell table:style-name="ce5" table:formula="of:=[.B56]+1" office:value-type="float" office:value="2" calcext:value-type="float">
            <text:p>02</text:p>
          </table:table-cell>
          <table:table-cell table:style-name="ce5"/>
          <table:table-cell table:style-name="ce8"/>
          <table:table-cell table:style-name="ce8" office:value-type="string" calcext:value-type="string">
            <text:p>Acknowledge Community Membership Update Notification </text:p>
          </table:table-cell>
          <table:table-cell table:style-name="ce8"/>
          <table:table-cell table:style-name="ce8" office:value-type="string" calcext:value-type="string">
            <text:p>Player</text:p>
          </table:table-cell>
          <table:table-cell table:style-name="ce13" office:value-type="float" office:value="20020" calcext:value-type="float">
            <text:p>20020</text:p>
          </table:table-cell>
          <table:table-cell table:style-name="ce13" office:value-type="float" office:value="30020" calcext:value-type="float">
            <text:p>30020</text:p>
          </table:table-cell>
          <table:table-cell table:style-name="ce8"/>
          <table:table-cell table:style-name="ce29" office:value-type="float" office:value="1" calcext:value-type="float">
            <text:p>1.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03.02</text:p>
          </table:table-cell>
        </table:table-row>
        <table:table-row table:style-name="ro2">
          <table:table-cell table:style-name="ce5" table:formula="of:=[.$A$55]" office:value-type="float" office:value="9" calcext:value-type="float">
            <text:p>09</text:p>
          </table:table-cell>
          <table:table-cell table:style-name="ce5" table:formula="of:=[.B57]+1" office:value-type="float" office:value="3" calcext:value-type="float">
            <text:p>03</text:p>
          </table:table-cell>
          <table:table-cell table:style-name="ce5"/>
          <table:table-cell table:style-name="ce8"/>
          <table:table-cell table:style-name="ce8" office:value-type="string" calcext:value-type="string">
            <text:p>Acknowledge Community Membership Remove Notification </text:p>
          </table:table-cell>
          <table:table-cell table:style-name="ce8"/>
          <table:table-cell table:style-name="ce8" office:value-type="string" calcext:value-type="string">
            <text:p>Player</text:p>
          </table:table-cell>
          <table:table-cell table:style-name="ce13" office:value-type="float" office:value="20030" calcext:value-type="float">
            <text:p>20030</text:p>
          </table:table-cell>
          <table:table-cell table:style-name="ce13" office:value-type="float" office:value="30030" calcext:value-type="float">
            <text:p>30030</text:p>
          </table:table-cell>
          <table:table-cell table:style-name="ce8"/>
          <table:table-cell table:style-name="ce29" office:value-type="float" office:value="1" calcext:value-type="float">
            <text:p>1.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03.03</text:p>
          </table:table-cell>
        </table:table-row>
        <table:table-row-group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58]+1" office:value-type="float" office:value="4" calcext:value-type="float">
              <text:p>04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Add Response (Accep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10" calcext:value-type="float">
              <text:p>00010</text:p>
            </table:table-cell>
            <table:table-cell table:style-name="ce14" office:value-type="float" office:value="10010" calcext:value-type="float">
              <text:p>1001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1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59]+1" office:value-type="float" office:value="5" calcext:value-type="float">
              <text:p>05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Add (Accep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10" calcext:value-type="float">
              <text:p>10010</text:p>
            </table:table-cell>
            <table:table-cell table:style-name="ce14" office:value-type="float" office:value="30010" calcext:value-type="float">
              <text:p>3001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04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60]+1" office:value-type="float" office:value="6" calcext:value-type="float">
              <text:p>06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Add Response (Rejec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10" calcext:value-type="float">
              <text:p>00010</text:p>
            </table:table-cell>
            <table:table-cell table:style-name="ce14" office:value-type="float" office:value="10011" calcext:value-type="float">
              <text:p>1001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1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61]+1" office:value-type="float" office:value="7" calcext:value-type="float">
              <text:p>07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Add (Rejec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11" calcext:value-type="float">
              <text:p>10011</text:p>
            </table:table-cell>
            <table:table-cell table:style-name="ce14" office:value-type="float" office:value="30011" calcext:value-type="float">
              <text:p>3001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06</text:p>
            </table:table-cell>
          </table:table-row>
          <table:table-row table:style-name="ro2">
            <table:table-cell table:style-name="ce5" table:formula="of:=[.$A$55]" office:value-type="float" office:value="9" calcext:value-type="float">
              <text:p>09</text:p>
            </table:table-cell>
            <table:table-cell table:style-name="ce5" table:formula="of:=[.B62]+1" office:value-type="float" office:value="8" calcext:value-type="float">
              <text:p>08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Community Membership Update Response (Accept)</text:p>
            </table:table-cell>
            <table:table-cell table:style-name="ce8"/>
            <table:table-cell table:style-name="ce8" office:value-type="string" calcext:value-type="string">
              <text:p>Owner</text:p>
            </table:table-cell>
            <table:table-cell table:style-name="ce13" office:value-type="float" office:value="20" calcext:value-type="float">
              <text:p>00020</text:p>
            </table:table-cell>
            <table:table-cell table:style-name="ce13" office:value-type="float" office:value="10020" calcext:value-type="float">
              <text:p>10020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 office:value-type="string" calcext:value-type="string">
              <text:p>Yes</text:p>
            </table:table-cell>
            <table:table-cell table:style-name="ce8" office:value-type="string" calcext:value-type="string">
              <text:p>07.02</text:p>
            </table:table-cell>
          </table:table-row>
          <table:table-row table:style-name="ro2">
            <table:table-cell table:style-name="ce5" table:formula="of:=[.$A$55]" office:value-type="float" office:value="9" calcext:value-type="float">
              <text:p>09</text:p>
            </table:table-cell>
            <table:table-cell table:style-name="ce5" table:formula="of:=[.B63]+1" office:value-type="float" office:value="9" calcext:value-type="float">
              <text:p>09</text:p>
            </table:table-cell>
            <table:table-cell table:style-name="ce8" table:number-columns-repeated="2"/>
            <table:table-cell table:style-name="ce8" office:value-type="string" calcext:value-type="string">
              <text:p>Acknowledge Community Membership Update (Accepted)</text:p>
            </table:table-cell>
            <table:table-cell table:style-name="ce8"/>
            <table:table-cell table:style-name="ce8" office:value-type="string" calcext:value-type="string">
              <text:p>Player</text:p>
            </table:table-cell>
            <table:table-cell table:style-name="ce13" office:value-type="float" office:value="10020" calcext:value-type="float">
              <text:p>10020</text:p>
            </table:table-cell>
            <table:table-cell table:style-name="ce8" office:value-type="float" office:value="30020" calcext:value-type="float">
              <text:p>30020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 office:value-type="string" calcext:value-type="string">
              <text:p>Yes</text:p>
            </table:table-cell>
            <table:table-cell table:style-name="ce8" office:value-type="string" calcext:value-type="string">
              <text:p>09.08</text:p>
            </table:table-cell>
          </table:table-row>
          <table:table-row table:style-name="ro2">
            <table:table-cell table:style-name="ce5" table:formula="of:=[.$A$55]" office:value-type="float" office:value="9" calcext:value-type="float">
              <text:p>09</text:p>
            </table:table-cell>
            <table:table-cell table:style-name="ce5" table:formula="of:=[.B64]+1" office:value-type="float" office:value="10" calcext:value-type="float">
              <text:p>10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Community Membership Update Response (Reject)</text:p>
            </table:table-cell>
            <table:table-cell table:style-name="ce8"/>
            <table:table-cell table:style-name="ce8" office:value-type="string" calcext:value-type="string">
              <text:p>Owner</text:p>
            </table:table-cell>
            <table:table-cell table:style-name="ce13" office:value-type="float" office:value="20" calcext:value-type="float">
              <text:p>00020</text:p>
            </table:table-cell>
            <table:table-cell table:style-name="ce13" office:value-type="float" office:value="10021" calcext:value-type="float">
              <text:p>10021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 office:value-type="string" calcext:value-type="string">
              <text:p>Yes</text:p>
            </table:table-cell>
            <table:table-cell table:style-name="ce8" office:value-type="string" calcext:value-type="string">
              <text:p>07.02</text:p>
            </table:table-cell>
          </table:table-row>
          <table:table-row table:style-name="ro2">
            <table:table-cell table:style-name="ce5" table:formula="of:=[.$A$55]" office:value-type="float" office:value="9" calcext:value-type="float">
              <text:p>09</text:p>
            </table:table-cell>
            <table:table-cell table:style-name="ce5" table:formula="of:=[.B65]+1" office:value-type="float" office:value="11" calcext:value-type="float">
              <text:p>11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Acknowledge Community Membership Update <text:s/>(Rejected)</text:p>
            </table:table-cell>
            <table:table-cell table:style-name="ce8"/>
            <table:table-cell table:style-name="ce8" office:value-type="string" calcext:value-type="string">
              <text:p>Player</text:p>
            </table:table-cell>
            <table:table-cell table:style-name="ce13" office:value-type="float" office:value="10021" calcext:value-type="float">
              <text:p>10021</text:p>
            </table:table-cell>
            <table:table-cell table:style-name="ce13" office:value-type="float" office:value="30021" calcext:value-type="float">
              <text:p>30021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 office:value-type="string" calcext:value-type="string">
              <text:p>Yes</text:p>
            </table:table-cell>
            <table:table-cell table:style-name="ce8" office:value-type="string" calcext:value-type="string">
              <text:p>09.10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66]+1" office:value-type="float" office:value="12" calcext:value-type="float">
              <text:p>12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Remove Response (Accep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30" calcext:value-type="float">
              <text:p>00030</text:p>
            </table:table-cell>
            <table:table-cell table:style-name="ce14" office:value-type="float" office:value="10030" calcext:value-type="float">
              <text:p>1003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3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67]+1" office:value-type="float" office:value="13" calcext:value-type="float">
              <text:p>13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Remove (Accep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30" calcext:value-type="float">
              <text:p>10030</text:p>
            </table:table-cell>
            <table:table-cell table:style-name="ce14" office:value-type="float" office:value="30030" calcext:value-type="float">
              <text:p>3003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12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68]+1" office:value-type="float" office:value="14" calcext:value-type="float">
              <text:p>14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Community Membership Remove Response (Rejec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30" calcext:value-type="float">
              <text:p>00030</text:p>
            </table:table-cell>
            <table:table-cell table:style-name="ce14" office:value-type="float" office:value="10031" calcext:value-type="float">
              <text:p>1003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7.03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69]+1" office:value-type="float" office:value="15" calcext:value-type="float">
              <text:p>15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Community Membership Remove (Rejected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31" calcext:value-type="float">
              <text:p>10031</text:p>
            </table:table-cell>
            <table:table-cell table:style-name="ce14" office:value-type="float" office:value="30031" calcext:value-type="float">
              <text:p>3003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13</text:p>
            </table:table-cell>
          </table:table-row>
          <table:table-row table:style-name="ro2">
            <table:table-cell table:style-name="ce5" table:formula="of:=[.$A$55]" office:value-type="float" office:value="9" calcext:value-type="float">
              <text:p>09</text:p>
            </table:table-cell>
            <table:table-cell table:style-name="ce5" table:formula="of:=[.B70]+1" office:value-type="float" office:value="16" calcext:value-type="float">
              <text:p>16</text:p>
            </table:table-cell>
            <table:table-cell table:style-name="ce5"/>
            <table:table-cell table:style-name="ce8"/>
            <table:table-cell table:style-name="ce8" office:value-type="string" calcext:value-type="string">
              <text:p>Acknowledge Assign Square </text:p>
            </table:table-cell>
            <table:table-cell table:style-name="ce8"/>
            <table:table-cell table:style-name="ce8" office:value-type="string" calcext:value-type="string">
              <text:p>Player</text:p>
            </table:table-cell>
            <table:table-cell table:style-name="ce13" office:value-type="float" office:value="20040" calcext:value-type="float">
              <text:p>20040</text:p>
            </table:table-cell>
            <table:table-cell table:style-name="ce13" office:value-type="float" office:value="30040" calcext:value-type="float">
              <text:p>30040</text:p>
            </table:table-cell>
            <table:table-cell table:style-name="ce8"/>
            <table:table-cell table:style-name="ce29" office:value-type="float" office:value="1" calcext:value-type="float">
              <text:p>1.0</text:p>
            </table:table-cell>
            <table:table-cell table:style-name="ce8" office:value-type="string" calcext:value-type="string">
              <text:p>Yes</text:p>
            </table:table-cell>
            <table:table-cell table:style-name="ce8" office:value-type="string" calcext:value-type="string">
              <text:p>06.06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71]+1" office:value-type="float" office:value="17" calcext:value-type="float">
              <text:p>17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Square Request Response (Accep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40" calcext:value-type="float">
              <text:p>00040</text:p>
            </table:table-cell>
            <table:table-cell table:style-name="ce14" office:value-type="float" office:value="10040" calcext:value-type="float">
              <text:p>1004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6.07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72]+1" office:value-type="float" office:value="18" calcext:value-type="float">
              <text:p>18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Square Request Response (Accept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40" calcext:value-type="float">
              <text:p>10040</text:p>
            </table:table-cell>
            <table:table-cell table:style-name="ce14" office:value-type="float" office:value="30040" calcext:value-type="float">
              <text:p>30040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17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73]+1" office:value-type="float" office:value="19" calcext:value-type="float">
              <text:p>19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Square Request Response (Reject)</text:p>
            </table:table-cell>
            <table:table-cell table:style-name="ce11"/>
            <table:table-cell table:style-name="ce11" office:value-type="string" calcext:value-type="string">
              <text:p>Owner</text:p>
            </table:table-cell>
            <table:table-cell table:style-name="ce14" office:value-type="float" office:value="40" calcext:value-type="float">
              <text:p>00040</text:p>
            </table:table-cell>
            <table:table-cell table:style-name="ce14" office:value-type="float" office:value="10041" calcext:value-type="float">
              <text:p>1004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6.07</text:p>
            </table:table-cell>
          </table:table-row>
          <table:table-row table:style-name="ro2">
            <table:table-cell table:style-name="ce6" table:formula="of:=[.$A$55]" office:value-type="float" office:value="9" calcext:value-type="float">
              <text:p>09</text:p>
            </table:table-cell>
            <table:table-cell table:style-name="ce6" table:formula="of:=[.B74]+1" office:value-type="float" office:value="20" calcext:value-type="float">
              <text:p>20</text:p>
            </table:table-cell>
            <table:table-cell table:style-name="ce6"/>
            <table:table-cell table:style-name="ce11"/>
            <table:table-cell table:style-name="ce11" office:value-type="string" calcext:value-type="string">
              <text:p>Acknowledge Square Request Response (Reject)</text:p>
            </table:table-cell>
            <table:table-cell table:style-name="ce11"/>
            <table:table-cell table:style-name="ce11" office:value-type="string" calcext:value-type="string">
              <text:p>Player</text:p>
            </table:table-cell>
            <table:table-cell table:style-name="ce14" office:value-type="float" office:value="10041" calcext:value-type="float">
              <text:p>10041</text:p>
            </table:table-cell>
            <table:table-cell table:style-name="ce14" office:value-type="float" office:value="30041" calcext:value-type="float">
              <text:p>30041</text:p>
            </table:table-cell>
            <table:table-cell table:style-name="ce11"/>
            <table:table-cell table:style-name="ce30" office:value-type="float" office:value="1" calcext:value-type="float">
              <text:p>1.0</text:p>
            </table:table-cell>
            <table:table-cell table:style-name="ce11" office:value-type="string" calcext:value-type="string">
              <text:p>Yes</text:p>
            </table:table-cell>
            <table:table-cell table:style-name="ce11" office:value-type="string" calcext:value-type="string">
              <text:p>09.19</text:p>
            </table:table-cell>
          </table:table-row>
          <table:table-row table:style-name="ro2">
            <table:table-cell table:style-name="ce7" table:number-columns-repeated="3"/>
            <table:table-cell table:style-name="ce12" table:number-columns-repeated="4"/>
            <table:table-cell table:style-name="ce15" table:number-columns-repeated="2"/>
            <table:table-cell table:style-name="ce12"/>
            <table:table-cell table:style-name="ce31"/>
            <table:table-cell table:style-name="ce12" table:number-columns-repeated="2"/>
          </table:table-row>
        </table:table-row-group>
        <table:table-row table:style-name="ro2" table:number-rows-repeated="1048499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Functionality.K13:Functionality.L13 Functionality.K19:Functionality.L19 Functionality.K23:Functionality.L23 Functionality.K27:Functionality.L27 Functionality.K34:Functionality.L34 Functionality.K42:Functionality.L42 Functionality.K46:Functionality.L46 Functionality.K55:Functionality.L55 Functionality.K2:Functionality.L2 Functionality.K31:Functionality.L31">
            <calcext:color-scale>
              <calcext:color-scale-entry calcext:value="25" calcext:type="percentile" calcext:color="#ff0000"/>
              <calcext:color-scale-entry calcext:value="50" calcext:type="percent" calcext:color="#ffff00"/>
              <calcext:color-scale-entry calcext:value="75" calcext:type="percentile" calcext:color="#00a933"/>
            </calcext:color-scale>
          </calcext:conditional-format>
        </calcext:conditional-formats>
      </table:table>
      <table:table table:name="Enhanements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8"/>
        <table:table-row table:style-name="ro2">
          <table:table-cell table:style-name="ce61" office:value-type="string" calcext:value-type="string">
            <text:p>EnhNo</text:p>
          </table:table-cell>
          <table:table-cell table:style-name="ce61" office:value-type="string" calcext:value-type="string">
            <text:p>S</text:p>
          </table:table-cell>
          <table:table-cell table:style-name="ce65" office:value-type="string" calcext:value-type="string">
            <text:p>Section</text:p>
          </table:table-cell>
          <table:table-cell table:style-name="ce65" office:value-type="string" calcext:value-type="string">
            <text:p>Prio</text:p>
          </table:table-cell>
          <table:table-cell table:style-name="ce65" office:value-type="string" calcext:value-type="string">
            <text:p>Dev Status</text:p>
          </table:table-cell>
          <table:table-cell table:style-name="ce66" office:value-type="string" calcext:value-type="string">
            <text:p>Comment</text:p>
          </table:table-cell>
        </table:table-row>
        <table:table-row table:style-name="ro1">
          <table:table-cell table:style-name="ce62" office:value-type="float" office:value="1" calcext:value-type="float">
            <text:p>001</text:p>
          </table:table-cell>
          <table:table-cell table:style-name="ce64" office:value-type="float" office:value="8" calcext:value-type="float">
            <text:p>08</text:p>
          </table:table-cell>
          <table:table-cell table:style-name="ce63" office:value-type="string" calcext:value-type="string">
            <text:p>Messages</text:p>
          </table:table-cell>
          <table:table-cell table:style-name="ce63" office:value-type="string" calcext:value-type="string">
            <text:p>Low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string" calcext:value-type="string">
            <text:p>Clean up the messages page to eliminate users without messages and make the messages cleaner. Maybe a two step process … pick users =&gt; view messages.</text:p>
          </table:table-cell>
        </table:table-row>
        <table:table-row table:style-name="ro2">
          <table:table-cell table:style-name="ce62" office:value-type="float" office:value="2" calcext:value-type="float">
            <text:p>002</text:p>
          </table:table-cell>
          <table:table-cell table:style-name="ce64" office:value-type="float" office:value="2" calcext:value-type="float">
            <text:p>02</text:p>
          </table:table-cell>
          <table:table-cell table:style-name="ce63" office:value-type="string" calcext:value-type="string">
            <text:p>User</text:p>
          </table:table-cell>
          <table:table-cell table:style-name="ce63" office:value-type="string" calcext:value-type="string">
            <text:p>Med</text:p>
          </table:table-cell>
          <table:table-cell table:style-name="ce63" office:value-type="float" office:value="0" calcext:value-type="float">
            <text:p>0</text:p>
          </table:table-cell>
          <table:table-cell table:style-name="ce67" office:value-type="string" calcext:value-type="string">
            <text:p>Ensure Players are validated before any transactions.</text:p>
          </table:table-cell>
        </table:table-row>
        <table:table-row table:style-name="ro2" table:number-rows-repeated="15">
          <table:table-cell table:style-name="ce62"/>
          <table:table-cell table:style-name="ce64"/>
          <table:table-cell table:style-name="ce63" table:number-columns-repeated="3"/>
          <table:table-cell table:style-name="ce67"/>
        </table:table-row>
        <table:table-row table:style-name="ro2" table:number-rows-repeated="3">
          <table:table-cell table:style-name="ce62"/>
          <table:table-cell table:style-name="ce63" table:number-columns-repeated="4"/>
          <table:table-cell table:style-name="ce67"/>
        </table:table-row>
        <table:table-row table:style-name="ro2" table:number-rows-repeated="6">
          <table:table-cell table:style-name="ce63" table:number-columns-repeated="5"/>
          <table:table-cell table:style-name="ce67"/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Defects" table:style-name="ta1">
        <table:table-column table:style-name="co18" table:default-cell-style-name="ce61"/>
        <table:table-column table:style-name="co19" table:default-cell-style-name="ce61"/>
        <table:table-column table:style-name="co16" table:default-cell-style-name="ce65"/>
        <table:table-column table:style-name="co20" table:default-cell-style-name="ce65"/>
        <table:table-column table:style-name="co12" table:default-cell-style-name="ce65"/>
        <table:table-column table:style-name="co21" table:default-cell-style-name="ce66"/>
        <table:table-row table:style-name="ro2">
          <table:table-cell office:value-type="string" calcext:value-type="string">
            <text:p>DefN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Dev 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Messages</text:p>
          </table:table-cell>
          <table:table-cell table:style-name="ce63" office:value-type="string" calcext:value-type="string">
            <text:p>Low</text:p>
          </table:table-cell>
          <table:table-cell table:style-name="ce63" office:value-type="float" office:value="0" calcext:value-type="float">
            <text:p>0</text:p>
          </table:table-cell>
          <table:table-cell table:style-name="ce67"/>
        </table:table-row>
      </table:table>
      <table:table table:name="Messages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9">
      <number:number number:decimal-places="1" number:min-decimal-places="1" number:min-integer-digits="1"/>
    </number:number-style>
    <number:number-style style:name="N120">
      <number:number number:decimal-places="0" number:min-decimal-places="0" number:min-integer-digits="3"/>
    </number:number-style>
    <number:number-style style:name="N121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00-00-00</text:date>, <text:time style:data-style-name="N2" text:time-value="08:49:11.651120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0:00:54.640185261</meta:creation-date>
    <dc:date>2024-02-07T09:01:45.929188582</dc:date>
    <meta:editing-duration>P1DT21H52M44S</meta:editing-duration>
    <meta:editing-cycles>61</meta:editing-cycles>
    <meta:generator>LibreOffice/7.6.4.1$Linux_X86_64 LibreOffice_project/60$Build-1</meta:generator>
    <meta:document-statistic meta:table-count="4" meta:cell-count="510" meta:object-count="0"/>
  </office:meta>
</office:document-meta>
</file>